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 1-01:</text:span></text:p>
      <text:p text:style-name="P1"><text:span text:style-name="T1">ROLL NO:241801278</text:span></text:p>
      <text:p text:style-name="P1"><text:span text:style-name="T1">NAME:Sudiksha S </text:span></text:p>
      <text:p text:style-name="P1"><text:span text:style-name="T1">Q1) This is a simple challenge to help you practice printing to stdout.We're starting out by printing the most famous computing phrase of all time!In the editor below,use either printf or cout to print the string Hello, World! to stdout.</text:span></text:p>
      <text:p text:style-name="P1"><text:span text:style-name="T1">INPUT FORMAT</text:span></text:p>
      <text:p text:style-name="P1"><text:span text:style-name="T1">You do not need to read any input in this challenge</text:span></text:p>
      <text:p text:style-name="P1"><text:span text:style-name="T1">OUTPUT FORMAT</text:span></text:p>
      <text:p text:style-name="P1"><text:span text:style-name="T1">Print Hello, World! to stdout.</text:span></text:p>
      <text:p text:style-name="P2"><draw:frame text:anchor-type="as-char" svg:width="152.40mm" svg:height="85.73mm" style:rel-width="scale" style:rel-height="scale"><draw:object-ole xlink:href="OleObj1"/><draw:image xlink:href="ObjectReplacements/OleObj1"/></draw:frame><text:span text:style-name="T1"/></text:p>
      <text:p text:style-name="P2"><draw:frame text:anchor-type="as-char" svg:width="152.40mm" svg:height="85.73mm" style:rel-width="scale" style:rel-height="scale"><draw:object-ole xlink:href="OleObj2"/><draw:image xlink:href="ObjectReplacements/OleObj2"/></draw:frame><text:span text:style-name="T1"/></text:p>
      <text:p text:style-name="P2"><text:span text:style-name="T1">Q2) This challenge will help you to learn how to take a character , a string and a sentence as input in C.To take a single character ch as input , you can use scanf("%c",&amp;ch); and printf("%c",ch) writes a character specified by the argument char to stdout:</text:span></text:p>
      <text:p text:style-name="P2"><text:span text:style-name="T1">char ch;</text:span></text:p>
      <text:p text:style-name="P2"><text:span text:style-name="T1">scanf("%c",&amp;ch);</text:span></text:p>
      <text:p text:style-name="P2"><text:span text:style-name="T1">printf("%c",ch);</text:span></text:p>
      <text:p text:style-name="P2"><text:span text:style-name="T1">INPUT FORMAT:</text:span></text:p>
      <text:p text:style-name="P2"><text:span text:style-name="T1">First,take a character , ch as input.Then take a string,s as input.Lastly,take the sentence sen as input</text:span></text:p>
      <text:p text:style-name="P2"><text:span text:style-name="T1">OUTPUT FORMAT:</text:span></text:p>
      <text:p text:style-name="P2"><text:span text:style-name="T1">Print three lines of output.The first line prints the character ,ch.The second line prints the string,s.The third line prints the sentence,sen.</text:span></text:p>
      <text:p text:style-name="P2"><text:span text:style-name="T1">ROLL NO:241801278</text:span></text:p>
      <text:p text:style-name="P2"><text:span text:style-name="T1">NAME:Sudiksha S</text:span></text:p>
      <text:p text:style-name="P2"><draw:frame text:anchor-type="as-char" svg:width="152.40mm" svg:height="85.73mm" style:rel-width="scale" style:rel-height="scale"><draw:object-ole xlink:href="OleObj3"/><draw:image xlink:href="ObjectReplacements/OleObj3"/></draw:frame><text:span text:style-name="T1"/></text:p>
      <text:p text:style-name="P2"><text:span text:style-name="T1">Q3) The fundamental data types in C are int,float and char.Today,we're discussing int and float data types.The printf() function prints the given statement to the console.The syntax is printf("format string",argument_list); . In the function,we are using an integer,character,string or float as argument,then in the format string we have to write %d (integer),%c(character),%s(string),%f(float) respectively.The scanf() function reads the input data from the console.The syntax is scanf("format string",argument_list);.For ex:The scanf("%d",&amp;number) statement reads the integer number from the console and stores the given value in variable number.To input two integers separated by a space on a<text:s text:c="2"/>single line,the command is scanf("%d%d",&amp;n,&amp;m),where n and m are the two integers.</text:span></text:p>
      <text:p text:style-name="P2"><text:span text:style-name="T1">INPUT FORMAT:</text:span></text:p>
      <text:p text:style-name="P2"><text:span text:style-name="T1">The first line contains two integers.The second line contains two floating points numbers.</text:span></text:p>
      <text:p text:style-name="P2"><text:span text:style-name="T1">OUTPUT FORMAT:</text:span></text:p>
      <text:p text:style-name="P2"><text:span text:style-name="T1">Print the sum and difference of both integers separated by space on the first line and the sum and difference of both float(scaled to 1 decimal place) separated by a space on the second line.</text:span></text:p>
      <text:p text:style-name="P2"><text:span text:style-name="T1">ROLL NO:241801278</text:span></text:p>
      <text:p text:style-name="P2"><text:span text:style-name="T1">NAME: Sudiksha S</text:span></text:p>
      <text:p text:style-name="P2"><draw:frame text:anchor-type="as-char" svg:width="152.40mm" svg:height="85.73mm" style:rel-width="scale" style:rel-height="scale"><draw:object-ole xlink:href="OleObj4"/><draw:image xlink:href="ObjectReplacements/OleObj4"/></draw:frame><text:span text:style-name="T1"/></text:p>
      <text:p text:style-name="P2"><text:span text:style-name="T1"/></text:p>
      <text:p text:style-name="P2"><text:span text:style-name="T1"/></text:p>
      <text:p text:style-name="P2"><text:span text:style-name="T1"/></text:p>
      <text:p text:style-name="P2"><text:span text:style-name="T1"><text:s/></text:span></text:p>
      <text:p text:style-name="P2"><text:span text:style-name="T1"/></text:p>
      <text:p text:style-name="P2"><text:span text:style-name="T1"/></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